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162" style:family="table-cell" style:parent-style-name="Default">
      <style:table-cell-properties fo:background-color="#ffd7d7"/>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25"/>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4"/>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4"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4"/>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4"/>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4"/>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4"/>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4"/>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8</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TBD DAY</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office:value-type="string" calcext:value-type="string">
            <text:p>plus edit component</text:p>
          </table:table-cell>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TBD DAY</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edit component</text:p>
          </table:table-cell>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TBD</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office:value-type="string" calcext:value-type="string">
            <text:p>PAGINATION DAY</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TBD</text:p>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9">00/00/0000</text:date>, <text:time style:data-style-name="N2" text:time-value="11:45:33.512174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29T12:09:41.236285800</dc:date>
    <meta:editing-duration>PT8H12M59S</meta:editing-duration>
    <meta:editing-cycles>43</meta:editing-cycles>
    <meta:generator>LibreOffice/25.2.4.3$Windows_X86_64 LibreOffice_project/33e196637044ead23f5c3226cde09b47731f7e27</meta:generator>
    <meta:document-statistic meta:table-count="1" meta:cell-count="1387" meta:object-count="0"/>
  </office:meta>
</office:document-meta>
</file>